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2.8058333333333cm" style:use-optimal-column-width="true"/>
    </style:style>
    <style:style style:name="co2" style:family="table-column">
      <style:table-column-properties fo:break-before="auto" style:column-width="2.27541666666667cm" style:use-optimal-column-width="true"/>
    </style:style>
    <style:style style:name="co3" style:family="table-column">
      <style:table-column-properties fo:break-before="auto" style:column-width="2.778125cm" style:use-optimal-column-width="true"/>
    </style:style>
    <style:style style:name="co4" style:family="table-column">
      <style:table-column-properties fo:break-before="auto" style:column-width="3.94229166666667cm" style:use-optimal-column-width="true"/>
    </style:style>
    <style:style style:name="co5" style:family="table-column">
      <style:table-column-properties fo:break-before="auto" style:column-width="4.7625cm" style:use-optimal-column-width="true"/>
    </style:style>
    <style:style style:name="co6" style:family="table-column">
      <style:table-column-properties fo:break-before="auto" style:column-width="10.31875cm" style:use-optimal-column-width="true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1">
            <table:cell-range-source table:name="Export-JRC-Data-Catalogue" table:last-column-spanned="7" table:last-row-spanned="114" xlink:href="/Users/lorenzinovaccari/github-AIWatchT6/AI-Watch-T6-public-data/Export-JRC-Data-Catalogue.csv"/>
            <text:p>title</text:p>
          </table:table-cell>
          <table:table-cell office:value-type="string" table:style-name="ce1">
            <text:p>country</text:p>
          </table:table-cell>
          <table:table-cell office:value-type="string" table:style-name="ce1">
            <text:p>administrative level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AI type</text:p>
          </table:table-cell>
          <table:table-cell office:value-type="string" table:style-name="ce1">
            <text:p>COFOG first level</text:p>
          </table:table-cell>
          <table:table-cell office:value-type="string" table:style-name="ce1">
            <text:p>COFOG second leve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na - public chatbot on relevant questions for companies on the subject of the corona crisis and the economy</text:p>
          </table:table-cell>
          <table:table-cell office:value-type="string" table:style-name="ce1">
            <text:p>Austr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usp.gv.at/Portal.Node/usp/public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cPaas - technical documents comparison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acpaas.digipolis.be/nl/product/NLP-engine/about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era System - mobile phone usage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vias.be/nl/newsroom/succesvolle-test-met-camerasysteem-om-gsm-gebruik-achter-het-stuur-te-detecteren-/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itizenLab - citizen participation platform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citizenlab.co/blog/product-update/natural-language-processing-at-citizenlab-how-machine-learning-can-transform-citizen-engagement-projects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lemish Infoline - automatic classification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www.innovatieveoverheidsopdrachten.be/en/projects/1700-supported-artificial-intelligence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LVO - Multiple AI projects n the agricultural domain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ilvo.vlaanderen.be/en/search-results?q=Artificial+intelligence&amp;id=home&amp;l=en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bnet - reskilling, upskilling and retraining of people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www.agoria.be/nl/VDAB-gebruikt-AI-om-jobmatching-te-verrijken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/>VDAB - chatbot for joob seekers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tracebrussel.be/nieuws/vdab-experimenteert-met-chatbots-en-tinderdienst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erontrustingen - enabling accurate predictions to detect day-care services which require further inspection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www.dialogic.nl/wp-content/uploads/2018/06/VTOM-Small-Kids-Big-Data-Frank-Bongers-mei-2018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Family and children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loon - Agricultural subsidy monitoring with the use of GeoAI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inspire.ec.europa.eu/sites/default/files/1._location_intelligence_-_gartner_v1.2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Agriculture, forestry, fishing and hunt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ovdic - city Concierge Chatbot</text:p>
          </table:table-cell>
          <table:table-cell office:value-type="string" table:style-name="ce1">
            <text:p>Bulgaria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umni.bg/en/plovdiv-city-concierge-chatbot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rija - virtual assistant supporting advising suspected COVID-19 infections</text:p>
          </table:table-cell>
          <table:table-cell office:value-type="string" table:style-name="ce1">
            <text:p>Croat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andrija.ai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pe - chatbot informing work of the Civil Protection Staff</text:p>
          </table:table-cell>
          <table:table-cell office:value-type="string" table:style-name="ce1">
            <text:p>Croatia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themayor.eu/en/a/view/coronavirus-chatbot-educates-the-citizens-of-vinkovci-4796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terAnalytics - water quality monitoring</text:p>
          </table:table-cell>
          <table:table-cell office:value-type="string" table:style-name="ce1">
            <text:p>Cypru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wateranalytics.eu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ousing and community amenities</text:p>
          </table:table-cell>
          <table:table-cell office:value-type="string" table:style-name="ce1">
            <text:p>Water supply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AIN - smart Water optimising energy consumption<text:s/></text:p>
          </table:table-cell>
          <table:table-cell office:value-type="string" table:style-name="ce1">
            <text:p>Denmark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aquatechtrade.com/news/article/video-story-digital-denmark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ousing and community amenities</text:p>
          </table:table-cell>
          <table:table-cell office:value-type="string" table:style-name="ce1">
            <text:p>Water supply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rti's AI - emergency medical services real-time speech analysis for cardiac predictions</text:p>
          </table:table-cell>
          <table:table-cell office:value-type="string" table:style-name="ce1">
            <text:p>Denmark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weforum.org/agenda/2018/06/this-ai-detects-cardiac-arrests-during-emergency-calls/</text:p>
          </table:table-cell>
          <table:table-cell office:value-type="string" table:style-name="ce1">
            <text:p>Audio process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hvervsstyrelsen - Detection of errors in business statements</text:p>
          </table:table-cell>
          <table:table-cell office:value-type="string" table:style-name="ce1">
            <text:p>Denmark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joinup.ec.europa.eu/sites/default/files/custom-page/attachment/2020-07/Study%20on%20public%20sector%20data%20strategies%2C%20policies%20and%20governance%20%E2%80%93%20ANNEX%20Case%20studies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iri - chatbot for citizens' enquiries</text:p>
          </table:table-cell>
          <table:table-cell office:value-type="string" table:style-name="ce1">
            <text:p>Denmark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frederiksberg.dk/nyheder/frederiksberg-kommune-deltager-i-forsog-med-chatbot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tel - Speed cameras for detecting speeding violations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datel.eu/en/solutions/e-government-solutions/item/417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nhanced Care Management - prediction model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kratid.ee/haigekassa-kasutuslug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-Residency - Chatbot for customer assistance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medium.com/e-residency-blog/how-we-use-ai-to-help-users-get-answers-instantly-and-increase-customer-satisfaction-95d1a06caad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ns - A system for preparing of verbatim reports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m.riigikogu.ee/en/press-releases/others/the-riigikogu-has-a-new-system-for-making-verbatim-reports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ti - chatbot for Statistics Estonia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kratid.ee/statistikaameti-kasutuslugu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T - predicting employment pathways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-estonia.com/new-e-estonia-factsheet-national-ai-kratt-strategy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Unemployment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iigikogu - Language speech synthesiser fror the Estonian Parliament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err.ee/1134953/eesti-viimaste-stenografistide-too-vottis-ule-robot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TIKAS - <text:s/>detecting the agricultural grasslands changes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kosmos.ut.ee/en/news/information-system-satikas-helps-detect-mowing-using-satellite-data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Agriculture, forestry, fishing and hunti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VE - chatbot for questions about the emergency situation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ebot.ee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xta Toolkit - text analytics tasks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texta.ee/home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raffic load - machine vision for collecting information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kratid.ee/tlt-kasutuslugu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Transpor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-Road - data excange anomalies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kratid.ee/ria-kasutuslugu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uroraAI <text:s/>- Programme with many AI examples.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vm.fi/documents/10623/13292513/AuroraAI+development+and+implementation+plan+2019%E2%80%932023.pdf/7c96ee87-2b0e-dadd-07cd-0235352fc6f9/AuroraAI+development+and+implementation+plan+2019%E2%80%932023.pdf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ealth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se Fiva (RPA) - support the Financial supervisory Authority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julkaisut.valtioneuvosto.fi/bitstream/handle/10024/161688/41_19_Leading%20the%20way%20into%20the%20age%20of%20artificial%20intelligence.pdf?sequence=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lsinki HUH - Intensive care for premature baby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helsinki.fi/en/news/healthier-world/artificial-intelligence-evaluate-brain-maturity-preterm-infants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ospit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mu - chatbot about immigration processes<text:s/>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migri.fi/en/chat1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uloBot - virtual assistant for business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ouka.fi/oulu/oulubot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ek - Chatbot for business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medium.com/inland/valtionhallinnon-chatbot-verkosto-neuvoo-ulkomaalaisia-yrityksen-perustamisessa-44eb1e0c4443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eroBot - Chatbot for citizens about tax management<text:s/>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vero.fi/en/e-file/mytax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a - Chatbot answering retired peopl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lassuranceretraite.fr/portail-info/sites/pub/hors-menu/actualites-nationales/retraite/2018/page-9.html<text:s/>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laudIA - chatbot for the invoicing portal for purchases by public authoritie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cio-online.com/actualites/lire-chorus-pro-aussi-aide-ses-utilisateurs-avec-un-chatbot-10199.html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takalab - Covid-19 Mask wearing <text:s/>detection In some French citie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bbc.com/news/world-europe-52529981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ealth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ench Fraud - fraud detection value declaration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aiforhumanity.fr/pdfs/MissionVillani_Report_ENG-VF.pdf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Alim - Targeting restaurant health inspection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agriculture.gouv.fr/telecharger/116478?token=34e41e9143e50e1be2324f7d9bf7f7fceffe7183e5e97acb34d333c90a70b5a6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BonneBo√Æte - identification of companies with a high probability of hiring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c.europa.eu/social/BlobServlet?docId=20605&amp;langId=en</text:p>
          </table:table-cell>
          <table:table-cell office:value-type="string" table:style-name="ce1">
            <text:p>Searching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Unemployment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penJustice - Open case law, pseudonymization and enrichment of court decision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ntrepreneur-interet-general.etalab.gouv.fr/defis/2019/openjustice.html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Law court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noiRH - Chatbot in HR management rules to facilitate acces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soprahr.com/docs/librariesprovider45/Documents/customer-testimonials---temoignage-clients/t%C3%A9moignage_le-cisirh-innove-avec-son-chatbot-rh-docx.pdf?sfvrsn=7eb4345b_2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ignauxFaibles - predictive analysis of business difficultie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beta.gouv.fr/startups/signaux-faibles.html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-19 - Interdepartmental chatbot on the topic of Corona.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chatbot.it.bund.de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many's Federal Office for Migrants and Refugees - Refugee Language Detectio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dw.com/en/automatic-speech-analysis-software-used-to-verify-refugees-dialects/a-37980819</text:p>
          </table:table-cell>
          <table:table-cell office:value-type="string" table:style-name="ce1">
            <text:p>Audio process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ublic order and safety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vbot - <text:s/>administrative search engine for citizens' enquiries<text:s/>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publicplan.de/projekt/verwaltungssuchmaschine-nrw</text:p>
          </table:table-cell>
          <table:table-cell office:value-type="string" table:style-name="ce1">
            <text:p>Search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RTH-MUKA - Public Organizations Multi-factor Misinformation Handling<text:s/>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etapasproject.eu/usecases/post-4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me Quarantine App - Supporting the use of electronic control for home quarantine</text:p>
          </table:table-cell>
          <table:table-cell office:value-type="string" table:style-name="ce1">
            <text:p>Hungar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metamorphosis.org.mk/wp-content/uploads/2021/04/algovrithms_2.0_report-2021.pdf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ealth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√©da-KAFIR-ROBOTZSARU (‚ÄòRobocop‚Äô) - System Operated by the Police for Traffic Safety Automated Processing</text:p>
          </table:table-cell>
          <table:table-cell office:value-type="string" table:style-name="ce1">
            <text:p>Hungar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metamorphosis.org.mk/wp-content/uploads/2021/04/algovrithms_2.0_report-2021.pdf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Transpor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he Dublin Beat - citizen opinion analysis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smartdublin.ie/smart-dublin-explores-how-ai-social-media-can-help-improve-the-city-region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R&amp;D general public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DA - voicebot on calls from Irish taxpayer on tax clearanc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ops2020.gov.ie/actions/innovating-for-our-future/innovation/emerging-technology/artificial-intelligence/revenue-chatbot/</text:p>
          </table:table-cell>
          <table:table-cell office:value-type="string" table:style-name="ce1">
            <text:p>Audio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orbot - virtual assistant for museums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borbot.it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Recreation, culture and religion</text:p>
          </table:table-cell>
          <table:table-cell office:value-type="string" table:style-name="ce1">
            <text:p>Cultu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ovle - Management of health documentation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www.noovle.ch/project/arsenal-it-centro-veneto-ricerca-e-innovazione-per-la-sanita-digitale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R&amp;D health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ierino - PIatform for the extraction and retrieval of online information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researchgate.net/publication/323280575_NLP_and_Public_Engagement_the_Case_of_the_Italian_School_Reform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Education</text:p>
          </table:table-cell>
          <table:table-cell office:value-type="string" table:style-name="ce1">
            <text:p>R&amp;D education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1 - humanoid robo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dongnocchi.it/news-ed-eventi/@news/robot-e-realta-virtuale-a-technology-hub-ecco-la-riabilitazione-innovativa</text:p>
          </table:table-cell>
          <table:table-cell office:value-type="string" table:style-name="ce1">
            <text:p>Automated reaso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Medical products, appliances and equipment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mart Planner - navigation planning assistan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smartcommunitylab.it/app/</text:p>
          </table:table-cell>
          <table:table-cell office:value-type="string" table:style-name="ce1">
            <text:p>Planning and Schedul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Transpor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LIA SF - Extract and organize knowledge coming from the analysis of a huge quantity of textual documents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social-and-creative.interreg-med.eu/no-cache/press-room/news/detail/actualites/the-sc-community-tools-the-semantic-framework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R&amp;D general public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oscana Open Research - Allows users to access information through "queries" without having to know the technical terms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://www.toscanaopenresearch.it/explore-the-data/#/</text:p>
          </table:table-cell>
          <table:table-cell office:value-type="string" table:style-name="ce1">
            <text:p>Knowledge representation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R&amp;D general public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utomatic decision making of the Electronic Declaration System of the State Revenue Service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vid.gov.lv/en/electronic-declaration-system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TS ITEMS - road safety<text:s/>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investinlatvia.org/en/key-sectors/sectors/smart-city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Transpor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go - virtual Asssistant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c.europa.eu/cefdigital/wiki/download/attachments/61932141/2_04_Janis%20Ziedins_Artus%20Vasiljevskis_Hugo.lv-AI_powered_service.pdf?version=1&amp;modificationDate=1544438787726&amp;api=v2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A - Pilot lung cancer risk assessment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issuu.com/rigastehniskauniversitate/docs/innovation_2018_rudens_new_eng_link/5</text:p>
          </table:table-cell>
          <table:table-cell office:value-type="string" table:style-name="ce1">
            <text:p>Knowledge representation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ospit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oms - chatbot facilitating customer communication with the State Revenue service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vid.gov.lv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A - chatbot regarding the process of enterprise registration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oecd-opsi.org/innovations/una-the-first-virtual-assistant-of-public-administration-in-latvia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ARIS - Reviews all the applicants to Rural Support Service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lad.gov.lv/en/news/the-robot-varis-has-started-work-at-the-rural-support-service-of-latvia-892</text:p>
          </table:table-cell>
          <table:table-cell office:value-type="string" table:style-name="ce1">
            <text:p>Search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Transpor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CIS - machine learning to identify suspicious patterns (trade, financial flows)</text:p>
          </table:table-cell>
          <table:table-cell office:value-type="string" table:style-name="ce1">
            <text:p>Lithua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://www.fntt.lt/lt/ivykiai/fntt-kartu-su-partneriais-pradeda-igyvendinti-europos-sajungos-moksliniu-tyrimu-ir-inovaciju-lesomis-remiama-projekta/3768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ublic order and safety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LTe' - chatbot answering relevant questions regarding the COVID-19</text:p>
          </table:table-cell>
          <table:table-cell office:value-type="string" table:style-name="ce1">
            <text:p>Lithua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koronastop.lrv.lt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mberscript - Automated speech translation for public organisations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amberscript.com/en/news/amberscript-makes-council-meetings-of-dutch-municipalities-accessible-to-the-deaf-and-hearing-impaired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PR - car plate recognition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politie.nl/onderwerpen/anpr.html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eras - Detection holding a phone in car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om.nl/actueel/nieuws/2020/11/12/openbaar-ministerie-start-digitale-handhaving-op-handheld-telefoongebruik-achter-het-stuur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S - crime anticipation system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://ceur-ws.org/Vol-2103/paper_6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tterdam ‚Äì Improving the usage of rooftops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://www.dssgfellowship.org/project/identifying-rooftop-usage-in-rotterdam/?portfolioID=1590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Housing and community amenities</text:p>
          </table:table-cell>
          <table:table-cell office:value-type="string" table:style-name="ce1">
            <text:p>Housing and community ameniti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WS - Machine learning for road accident predictions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://www.dssgfellowship.org/project/rijkswaterstaat-netherlands/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ublic order and safety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/>SHAP - Holiday rental home fraud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algoritmeregister.amsterdam.nl/vakantieverhuur-woningfraude/</text:p>
          </table:table-cell>
          <table:table-cell office:value-type="string" table:style-name="ce1">
            <text:p>Automated reasoning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Housing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IA - Notificiations public space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tada.city/en/nieuws/algorithms-for-more-fairness-in-the-city/</text:p>
          </table:table-cell>
          <table:table-cell office:value-type="string" table:style-name="ce1">
            <text:p>Optimisation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yRi - detect welfare fraud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algorithmwatch.org/en/story/syri-netherlands-algorithm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Social protection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omnia - The Burglary Predictor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xomnia.com/burglary-prediction-for-the-municipality-of-utrecht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oomia - Law enforcement optimization system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xomnia.com/law-enforcement-optimization-at-amsterdam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L - classification of documents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regjeringen.no/en/dokumenter/nasjonal-strategi-for-kunstig-intelligens/id2685594/?ch=4#id0022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Foreign economic aid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 - Chatbot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etapasproject.eu/usecases/post-3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ekassen - Improve control on students with loan payments and identification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norwaytoday.info/education/artificial-intelligence-revealed-more-loan-fund-cheating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rway Chatbot - chatbot for public administrations<text:s/>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boost.ai/articles/automation-for-the-people-using-conversational-ai-to-benefit-the-public-sector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rondHeim - Insolvency Predicition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norden.diva-portal.org/smash/get/diva2:1375500/FULLTEXT01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DI - Protection of digital infrastructure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regjeringen.no/en/dokumenter/nasjonal-strategi-for-kunstig-intelligens/id2685594/?ch=7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Defence</text:p>
          </table:table-cell>
          <table:table-cell office:value-type="string" table:style-name="ce1">
            <text:p>Military defence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aud Detection COVID-19 support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experian.com.pl/en/business/identity-and-fraud/fraud-prevention-responses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ome Quarantine - app on COVID-19 risk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gov.pl/web/cyfryzacja/aplikacja-kwarantanna-domowa--ruszyl-proces-jej-udostepniania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te Clearance Chamber - financial risk indicator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epf.org.pl/en/wp-content/uploads/sites/3/2019/05/alGOVrithms-State-of-Play-Report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CM-SNS - verification of medical prescriptions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algorithmwatch.org/en/story/portugal-automated-verification-prescriptions-medical-fraud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Health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igma - chatbot on changing citizens' address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joinup.ec.europa.eu/sites/default/files/news/2019-09/ISA2_Architecture%20for%20public%20service%20chatbots.pdf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economic, commercial and labour affai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tonia - automatic processing of requests of public services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romaniajournal.ro/society-people/antonia-the-first-virtual-public-servant-in-romania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ucharest airport - face recognition<text:s/>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uti.eu.com/press-releases/uti-will-implement-face-recognition-and-intelligent-image-analysis-systems-with-otopeni-airport/</text:p>
          </table:table-cell>
          <table:table-cell office:value-type="string" table:style-name="ce1">
            <text:p>Computer vision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ublic order and safety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verSi - Chatbot to faster burocracy</text:p>
          </table:table-cell>
          <table:table-cell office:value-type="string" table:style-name="ce1">
            <text:p>Slovak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stopbyrokracii.sk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CA - AI algorithms in audit methodology</text:p>
          </table:table-cell>
          <table:table-cell office:value-type="string" table:style-name="ce1">
            <text:p>Slovak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dennikn.sk/blog/1561696/big-data-ukazali-nestandardne-predpisovanie-liekov-usporime-tak-statisice-eur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ublic health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xana - chatbot for financial administration</text:p>
          </table:table-cell>
          <table:table-cell office:value-type="string" table:style-name="ce1">
            <text:p>Slovak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youtube.com/watch?v=UQ_XRlIFtrQ &amp; https://www.podnikajte.sk/dane/taxana-chatbot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emantic analyser - document analyser for the public administration</text:p>
          </table:table-cell>
          <table:table-cell office:value-type="string" table:style-name="ce1">
            <text:p>Sloveni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nio.gov.si/nio/asset/semanticni+analizator+besedil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60 Service - answer FAQ from citizens and burocratic terms into informal languag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joinup.ec.europa.eu/sites/default/files/inline-files/08-2%20Salvador_Estevan_Martinez%20and%20Doaa_Samy_0.pdf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uengirola Town Hall - measuring beach attendanc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euroweeklynews.com/2020/05/04/costa-del-sols-fuengirola-will-use-artificial-intelligence-to-control-capacity-at-beaches-and-public-spaces/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Recreation, culture and religion</text:p>
          </table:table-cell>
          <table:table-cell office:value-type="string" table:style-name="ce1">
            <text:p>Recreational and sporting servic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rc√© - citizen science for better urban lif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://merce.300000.eu/data2/informe_merce.pdf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sty II - Robot for elderly peopl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barcelona.cat/infobarcelona/en/tema/senior-citizens/misty-ii-the-social-robot-becomes-part-of-the-lives-of-twenty-senior-citizens_907645.html</text:p>
          </table:table-cell>
          <table:table-cell office:value-type="string" table:style-name="ce1">
            <text:p>Robotics and Automation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Old age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eriPol - detect false police report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sciencedirect.com/science/article/abs/pii/S095070511830128X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katti - Answering system about population registration and the income tax return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skatteverket.se/omoss/kontaktaoss/chattamedvardigitalamedarbetare.4.2cf1b5cd163796a5c8b403b.html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ngai - robot in recruitment processes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upplands-bro.se/kommun--politik/om-kommunen/information-om-coronaviruset/nyheter-corona/2020-05-05-kommunen-tar-nasta-steg-i-fordomsfri-rekrytering-med-intervjuroboten-tengai.html</text:p>
          </table:table-cell>
          <table:table-cell office:value-type="string" table:style-name="ce1">
            <text:p>Audio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General public services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relleborg - automated social welfare decisions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valcon.com/insights/trelleborg-robotics-solution/</text:p>
          </table:table-cell>
          <table:table-cell office:value-type="string" table:style-name="ce1">
            <text:p>Automated reasoning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Social exclusion n.e.c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 - chatbot answering questions on insurance</text:p>
          </table:table-cell>
          <table:table-cell office:value-type="string" table:style-name="ce1">
            <text:p>Switzerland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https://www.previon.ch/projekte/maxi-der-clevere-chatbot-der-sva-aargau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GAuto - assign or control codes to companies for economic activities<text:s/></text:p>
          </table:table-cell>
          <table:table-cell office:value-type="string" table:style-name="ce1">
            <text:p>Switzerlan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experimental.bfs.admin.ch/expstat/en/home/innovation-data-science/nogauto.html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R&amp;D economic affair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melia - chatbot helping local residents find city service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ukauthority.com/articles/enfield-joins-microsoft-in-citizenbot-project/</text:p>
          </table:table-cell>
          <table:table-cell office:value-type="string" table:style-name="ce1">
            <text:p>Natural language processing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Executive and legislative organs, financial and fiscal affairs, external affair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bylon - health interactive symptom checker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babylonhealth.com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Medical products, appliances and equipment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VSA MOT - <text:s/>Intelligent, data-driven approach to better target Driver and Vehicle Standards Agency (DVSA) resource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gov.uk/government/case-studies/how-the-department-for-transport-used-ai-to-improve-mot-testing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Transpor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HPS - early help profiling system to identify children and families considered vulnerab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https://www.hackneycitizen.co.uk/2018/10/18/council-360k-xantura-software-profiles-troubled-families/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Family and children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RT - assessment risk tool, predictive policing based on person data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https://www.tandfonline.com/doi/pdf/10.1080/13600834.2018.1458455</text:p>
          </table:table-cell>
          <table:table-cell office:value-type="string" table:style-name="ce1">
            <text:p>Machine learning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olice Services</text:p>
          </table:table-cell>
          <table:table-cell table:number-columns-repeated="16377"/>
        </table:table-row>
        <table:table-row table:number-rows-repeated="1048462" table:style-name="ro1">
          <table:table-cell table:number-columns-repeated="16384"/>
        </table:table-row>
        <table:named-expressions>
          <table:named-range table:name="Export_JRC_Data_Catalogue" table:cell-range-address="Sheet1.$A$1:Sheet1.$G$114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2</meta:generator>
    <meta:initial-creator>Microsoft Office User</meta:initial-creator>
    <dc:creator>Microsoft Office User</dc:creator>
    <meta:creation-date>2021-06-18T10:29:53Z</meta:creation-date>
    <dc:date>2021-06-18T10:31:06Z</dc:date>
  </office:meta>
</office:document-meta>
</file>